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a608" officeooo:paragraph-rsid="001aa608"/>
    </style:style>
    <style:style style:name="P2" style:family="paragraph" style:parent-style-name="Standard">
      <style:paragraph-properties fo:text-align="center" style:justify-single-word="false"/>
      <style:text-properties officeooo:rsid="001aa608" officeooo:paragraph-rsid="001aa608"/>
    </style:style>
    <style:style style:name="P3" style:family="paragraph" style:parent-style-name="Standard">
      <style:text-properties style:font-name="Liberation Serif" fo:font-size="12pt" officeooo:rsid="001af975" officeooo:paragraph-rsid="001af975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aa608" officeooo:paragraph-rsid="001aa608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aa608" officeooo:paragraph-rsid="001af975" style:font-size-asian="12pt" style:font-size-complex="12pt"/>
    </style:style>
    <style:style style:name="P6" style:family="paragraph" style:parent-style-name="Preformatted_20_Text">
      <style:text-properties officeooo:rsid="001af975" officeooo:paragraph-rsid="001af975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Header">
      <style:text-properties officeooo:rsid="001b4f7b" officeooo:paragraph-rsid="001b4f7b"/>
    </style:style>
    <style:style style:name="T1" style:family="text">
      <style:text-properties officeooo:rsid="001af975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af975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PUESTAS</text:p>
      <text:p text:style-name="P3">1.-</text:p>
      <text:p text:style-name="P6"><text:span text:style-name="Source_20_Text"><text:span text:style-name="T2">proyecto</text:span></text:span></text:p>
      <text:p text:style-name="Preformatted_20_Text"><text:span text:style-name="Source_20_Text"><text:span text:style-name="T2">├── </text:span></text:span><text:span text:style-name="Source_20_Text"><text:span text:style-name="T3">myproyecto</text:span></text:span></text:p>
      <text:p text:style-name="Preformatted_20_Text"><text:span text:style-name="Source_20_Text"><text:span text:style-name="T2">| <text:s text:c="6"/>__init__.py</text:span></text:span></text:p>
      <text:p text:style-name="Preformatted_20_Text"><text:span text:style-name="Source_20_Text"><text:span text:style-name="T2">| <text:s text:c="6"/>settings.py</text:span></text:span></text:p>
      <text:p text:style-name="Preformatted_20_Text"><text:span text:style-name="Source_20_Text"><text:span text:style-name="T2">| <text:s text:c="6"/>urls.py</text:span></text:span></text:p>
      <text:p text:style-name="Preformatted_20_Text"><text:span text:style-name="Source_20_Text"><text:span text:style-name="T2">| <text:s text:c="6"/>wsgi.py</text:span></text:span></text:p>
      <text:p text:style-name="Preformatted_20_Text"><text:span text:style-name="Source_20_Text"><text:span text:style-name="T2">├── manage.py</text:span></text:span></text:p>
      <text:p text:style-name="Preformatted_20_Text"><text:span text:style-name="Source_20_Text"><text:span text:style-name="T2">└── </text:span></text:span><text:span text:style-name="Source_20_Text"><text:span text:style-name="T3">app</text:span></text:span></text:p>
      <text:p text:style-name="Preformatted_20_Text"><text:span text:style-name="Source_20_Text"><text:span text:style-name="T2"><text:s text:c="4"/>├── migrations</text:span></text:span></text:p>
      <text:p text:style-name="Preformatted_20_Text"><text:span text:style-name="Source_20_Text"><text:span text:style-name="T2"><text:s text:c="4"/>| <text:s text:c="6"/>__init__.py</text:span></text:span></text:p>
      <text:p text:style-name="Preformatted_20_Text"><text:span text:style-name="Source_20_Text"><text:span text:style-name="T2"><text:s text:c="4"/>├── __init__.py</text:span></text:span></text:p>
      <text:p text:style-name="Preformatted_20_Text"><text:span text:style-name="Source_20_Text"><text:span text:style-name="T2"><text:s text:c="4"/>├── admin.py</text:span></text:span></text:p>
      <text:p text:style-name="Preformatted_20_Text"><text:span text:style-name="Source_20_Text"><text:span text:style-name="T2"><text:s text:c="4"/>├── models.py</text:span></text:span></text:p>
      <text:p text:style-name="Preformatted_20_Text"><text:span text:style-name="Source_20_Text"><text:span text:style-name="T2"><text:s text:c="4"/>├── tests.py</text:span></text:span></text:p>
      <text:p text:style-name="P7"><text:span text:style-name="Source_20_Text"><text:span text:style-name="T2"><text:s text:c="4"/>└── views.py</text:span></text:span></text:p>
      <text:p text:style-name="P3"/>
      <text:p text:style-name="P4">2.-</text:p>
      <text:p text:style-name="P4">-python3 manage.py runserver </text:p>
      <text:p text:style-name="P4">-python3 manage.py makemigrations </text:p>
      <text:p text:style-name="P4">-python3 manage.py migrate</text:p>
      <text:p text:style-name="P1"><text:span text:style-name="Source_20_Text"><text:span text:style-name="T2">-</text:span></text:span><text:span text:style-name="Source_20_Text"><text:span text:style-name="T3">python3 mange.py createsuperuser</text:span></text:span></text:p>
      <text:p text:style-name="P4"/>
      <text:p text:style-name="P4">3.-</text:p>
      <text:p text:style-name="P3">La diferencia de urls es la dirección en la que se encuentra y funcionalidad con el modelo de datos que se le Implementara</text:p>
      <text:p text:style-name="P4"/>
      <text:p text:style-name="P4">4.-</text:p>
      <text:p text:style-name="P4">path('create_tweet2/', views.create_tweet, name="Create_Tweet_view"), </text:p>
      <text:p text:style-name="P4">5.-</text:p>
      <text:p text:style-name="P4">path('create_tweet/', views.Create_Tweet.as_view(), name="Create_Tweet_view")</text:p>
      <text:p text:style-name="P4">6.-</text:p>
      <text:p text:style-name="P4">django-admin startproject proyecto</text:p>
      <text:p text:style-name="P4"/>
      <text:p text:style-name="P4">7.-</text:p>
      <text:p text:style-name="P4">python3 manage.py startapp apliacion</text:p>
      <text:p text:style-name="P4"/>
      <text:p text:style-name="P4">8.-para dar de altar las carpetas estatic y la configurcion de django como su idioma, o si se va a registrar una app ,etc.</text:p>
      <text:p text:style-name="P4"/>
      <text:p text:style-name="P4">9.-</text:p>
      <text:p text:style-name="P4">-python3 manage.py <text:s/>makemigrations</text:p>
      <text:p text:style-name="P4"/>
      <text:p text:style-name="P4">10.-</text:p>
      <text:p text:style-name="P5">-python3 manage.py <text:s/><text:span text:style-name="T1">migrate</text:span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4f7b" officeooo:paragraph-rsid="001b4f7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tinez Tovar Juan Daniel 15211902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6:53:15.849807342</meta:creation-date>
    <dc:date>2018-09-07T17:18:11.992673080</dc:date>
    <meta:editing-duration>PT3M34S</meta:editing-duration>
    <meta:editing-cycles>1</meta:editing-cycles>
    <meta:document-statistic meta:table-count="0" meta:image-count="0" meta:object-count="0" meta:page-count="2" meta:paragraph-count="38" meta:word-count="122" meta:character-count="953" meta:non-whitespace-character-count="805"/>
    <meta:generator>LibreOffice/5.1.6.2$Linux_X86_64 LibreOffice_project/10m0$Build-2</meta:generator>
  </office:meta>
</office:document-meta>
</file>